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size="14pt" style:font-size-asian="14pt" style:font-size-complex="14pt"/>
    </style:style>
    <style:style style:name="P2" style:family="paragraph" style:parent-style-name="Heading_20_4">
      <style:text-properties fo:font-size="14pt" style:font-size-asian="14pt" style:font-size-complex="14pt"/>
    </style:style>
    <style:style style:name="P3" style:family="paragraph" style:parent-style-name="Preformatted_20_Text">
      <style:paragraph-properties style:writing-mode="lr-tb"/>
    </style:style>
    <style:style style:name="P4" style:family="paragraph" style:parent-style-name="Preformatted_20_Text">
      <style:paragraph-properties fo:margin-top="0in" fo:margin-bottom="0.1965in" style:contextual-spacing="false" style:writing-mode="lr-tb"/>
    </style:style>
    <style:style style:name="P5" style:family="paragraph" style:parent-style-name="Preformatted_20_Text">
      <style:text-properties fo:font-size="14pt" style:font-size-asian="14pt" style:font-size-complex="14pt"/>
    </style:style>
    <style:style style:name="P6" style:family="paragraph" style:parent-style-name="Preformatted_20_Text">
      <style:paragraph-properties style:writing-mode="lr-tb"/>
      <style:text-properties fo:font-size="14pt" style:font-size-asian="14pt" style:font-size-complex="14pt"/>
    </style:style>
    <style:style style:name="P7" style:family="paragraph" style:parent-style-name="Standard">
      <style:text-properties fo:font-size="14pt" style:font-size-asian="14pt" style:font-size-complex="14pt"/>
    </style:style>
    <style:style style:name="P8" style:family="paragraph" style:parent-style-name="Text_20_body" style:list-style-name="L1"/>
    <style:style style:name="P9" style:family="paragraph" style:parent-style-name="Text_20_body" style:list-style-name="L1">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4"/>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text-properties fo:font-size="14pt" style:font-size-asian="14pt" style:font-size-complex="14pt"/>
    </style:style>
    <style:style style:name="P19" style:family="paragraph" style:parent-style-name="Text_20_body" style:list-style-name="L2">
      <style:paragraph-properties fo:margin-top="0in" fo:margin-bottom="0in" style:contextual-spacing="false"/>
      <style:text-properties fo:font-size="14pt" style:font-size-asian="14pt" style:font-size-complex="14pt"/>
    </style:style>
    <style:style style:name="P20" style:family="paragraph" style:parent-style-name="Text_20_body" style:list-style-name="L2">
      <style:text-properties fo:font-size="14pt" style:font-size-asian="14pt" style:font-size-complex="14pt"/>
    </style:style>
    <style:style style:name="P21" style:family="paragraph" style:parent-style-name="Text_20_body" style:list-style-name="L3">
      <style:paragraph-properties fo:margin-top="0in" fo:margin-bottom="0in" style:contextual-spacing="false"/>
      <style:text-properties fo:font-size="14pt" style:font-size-asian="14pt" style:font-size-complex="14pt"/>
    </style:style>
    <style:style style:name="P22" style:family="paragraph" style:parent-style-name="Text_20_body" style:list-style-name="L3">
      <style:text-properties fo:font-size="14pt" style:font-size-asian="14pt" style:font-size-complex="14pt"/>
    </style:style>
    <style:style style:name="P23" style:family="paragraph" style:parent-style-name="Text_20_body" style:list-style-name="L4">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O projeto "Philosophers" da 42 é uma implementação do clássico problema dos filósofos que jantam, um problema de sincronização e concorrência em computação. A ideia central é que cinco filósofos estão sentados em uma mesa circular, onde cada filósofo alterna entre pensar e comer. No entanto, para comer, o filósofo precisa de dois garfos (um à sua esquerda e outro à sua direita). Cada garfo é compartilhado entre dois filósofos vizinhos, o que pode levar a condições de corrida e impasses (deadlocks).</text:p>
      <text:h text:style-name="P1" text:outline-level="3">Objetivo</text:h>
      <text:p text:style-name="P18">O objetivo é implementar uma solução que evite deadlocks e famintos (starvation), garantindo que cada filósofo possa comer indefinidamente, de maneira justa e segura.</text:p>
      <text:h text:style-name="P1" text:outline-level="3">Pseudo-código Passo a Passo</text:h>
      <text:p text:style-name="P18">Vou explicar o problema e a solução passo a passo em pseudo-código:</text:p>
      <text:h text:style-name="P2" text:outline-level="4">1. Inicialização e Estruturas de Dados</text:h>
      <text:list xml:id="list4256996832" text:style-name="L1">
        <text:list-item>
          <text:p text:style-name="P9"><text:span text:style-name="Strong_20_Emphasis"><text:span text:style-name="T1">Números básicos:</text:span></text:span></text:p>
          <text:list>
            <text:list-item>
              <text:p text:style-name="P9"><text:span text:style-name="Source_20_Text"><text:span text:style-name="T1">N = 5</text:span></text:span><text:span text:style-name="T1">: Número de filósofos e garfos.</text:span></text:p>
            </text:list-item>
          </text:list>
        </text:list-item>
        <text:list-item>
          <text:p text:style-name="P9"><text:span text:style-name="Strong_20_Emphasis"><text:span text:style-name="T1">Cada filósofo e garfo são representados por threads e mutexes:</text:span></text:span></text:p>
          <text:list>
            <text:list-item>
              <text:p text:style-name="P9"><text:span text:style-name="T1">Filósofos (</text:span><text:span text:style-name="Source_20_Text"><text:span text:style-name="T1">philosophers[N]</text:span></text:span><text:span text:style-name="T1">): Representam cada filósofo.</text:span></text:p>
            </text:list-item>
            <text:list-item>
              <text:p text:style-name="P8"><text:span text:style-name="T1">Garfos (</text:span><text:span text:style-name="Source_20_Text"><text:span text:style-name="T1">forks[N]</text:span></text:span><text:span text:style-name="T1">): Representam os garfos, onde cada garfo é um mutex (para controlar o acesso ao recurso compartilhado).</text:span></text:p>
            </text:list-item>
          </text:list>
        </text:list-item>
      </text:list>
      <text:h text:style-name="P2" text:outline-level="4">2. Criação das Threads</text:h>
      <text:list xml:id="list3406742708" text:style-name="L2">
        <text:list-item>
          <text:p text:style-name="P19">Para cada filósofo:</text:p>
          <text:list>
            <text:list-item>
              <text:p text:style-name="P20">Criar uma thread que executa o ciclo de vida do filósofo (pensar, pegar os garfos, comer, largar os garfos, pensar novamente).</text:p>
            </text:list-item>
          </text:list>
        </text:list-item>
      </text:list>
      <text:h text:style-name="P2" text:outline-level="4">3. Ciclo de Vida de um Filósofo</text:h>
      <text:p text:style-name="P18">Cada filósofo segue um ciclo de vida repetitivo:</text:p>
      <text:list xml:id="list3203437527" text:style-name="L3">
        <text:list-item>
          <text:p text:style-name="P10"><text:span text:style-name="Strong_20_Emphasis"><text:span text:style-name="T1">Pensar:</text:span></text:span></text:p>
          <text:list>
            <text:list-item>
              <text:p text:style-name="P11"><text:span text:style-name="T1">O filósofo está pensando. Isso pode ser simulado com uma pausa (</text:span><text:span text:style-name="Source_20_Text"><text:span text:style-name="T1">sleep</text:span></text:span><text:span text:style-name="T1">) ou qualquer outra operação não bloqueante.</text:span></text:p>
            </text:list-item>
          </text:list>
        </text:list-item>
        <text:list-item>
          <text:p text:style-name="P10"><text:span text:style-name="Strong_20_Emphasis"><text:span text:style-name="T1">Pegar Garfos:</text:span></text:span></text:p>
          <text:list>
            <text:list-item>
              <text:p text:style-name="P21">Para evitar deadlocks, adote uma estratégia de pegar os garfos:</text:p>
              <text:list>
                <text:list-item>
                  <text:p text:style-name="P11"><text:span text:style-name="T1">Tente pegar o garfo da esquerda (</text:span><text:span text:style-name="Source_20_Text"><text:span text:style-name="T1">forks[i]</text:span></text:span><text:span text:style-name="T1">).</text:span></text:p>
                </text:list-item>
                <text:list-item>
                  <text:p text:style-name="P11"><text:span text:style-name="T1">Tente pegar o garfo da direita (</text:span><text:span text:style-name="Source_20_Text"><text:span text:style-name="T1">forks[(i + 1) % N]</text:span></text:span><text:span text:style-name="T1">).</text:span></text:p>
                </text:list-item>
                <text:list-item>
                  <text:p text:style-name="P21"><text:soft-page-break/>Se ambos os garfos forem adquiridos, o filósofo pode começar a comer.</text:p>
                </text:list-item>
                <text:list-item>
                  <text:p text:style-name="P21">Se algum dos garfos não puder ser adquirido, solte o garfo que já foi adquirido e tente novamente (essa estratégia ajuda a evitar deadlocks).</text:p>
                </text:list-item>
              </text:list>
            </text:list-item>
          </text:list>
        </text:list-item>
        <text:list-item>
          <text:p text:style-name="P10"><text:span text:style-name="Strong_20_Emphasis"><text:span text:style-name="T1">Comer:</text:span></text:span></text:p>
          <text:list>
            <text:list-item>
              <text:p text:style-name="P11"><text:span text:style-name="T1">O filósofo come, simulando isso com uma pausa (</text:span><text:span text:style-name="Source_20_Text"><text:span text:style-name="T1">sleep</text:span></text:span><text:span text:style-name="T1">).</text:span></text:p>
            </text:list-item>
          </text:list>
        </text:list-item>
        <text:list-item>
          <text:p text:style-name="P10"><text:span text:style-name="Strong_20_Emphasis"><text:span text:style-name="T1">Largar Garfos:</text:span></text:span></text:p>
          <text:list>
            <text:list-item>
              <text:p text:style-name="P21">Após comer, o filósofo libera os garfos para que outros filósofos possam usá-los.</text:p>
            </text:list-item>
          </text:list>
        </text:list-item>
        <text:list-item>
          <text:p text:style-name="P10"><text:span text:style-name="Strong_20_Emphasis"><text:span text:style-name="T1">Repetir:</text:span></text:span></text:p>
          <text:list>
            <text:list-item>
              <text:p text:style-name="P22">O ciclo de vida do filósofo continua indefinidamente, ou até que o programa seja interrompido.</text:p>
            </text:list-item>
          </text:list>
        </text:list-item>
      </text:list>
      <text:h text:style-name="P2" text:outline-level="4">4. Implementação da Sincronização</text:h>
      <text:list xml:id="list4268390888" text:style-name="L4">
        <text:list-item>
          <text:p text:style-name="P12"><text:span text:style-name="Strong_20_Emphasis"><text:span text:style-name="T1">Mutexes para os Garfos:</text:span></text:span></text:p>
          <text:list>
            <text:list-item>
              <text:p text:style-name="P13"><text:span text:style-name="T1">Cada garfo é um mutex (</text:span><text:span text:style-name="Source_20_Text"><text:span text:style-name="T1">forks[i]</text:span></text:span><text:span text:style-name="T1">). Os filósofos devem adquirir (trancar) o mutex antes de usar o garfo e liberá-lo (destrancar) quando terminarem.</text:span></text:p>
            </text:list-item>
          </text:list>
        </text:list-item>
        <text:list-item>
          <text:p text:style-name="P12"><text:span text:style-name="Strong_20_Emphasis"><text:span text:style-name="T1">A estratégia para evitar deadlocks:</text:span></text:span></text:p>
          <text:list>
            <text:list-item>
              <text:p text:style-name="P23">A abordagem clássica é ter um filósofo que pega os garfos em ordem inversa ou ter um filósofo pegar ambos os garfos ao mesmo tempo (se disponível), usando um mutex adicional para proteger essa operação.</text:p>
            </text:list-item>
          </text:list>
        </text:list-item>
      </text:list>
      <text:h text:style-name="P2" text:outline-level="4">5. Exemplo de Pseudo-código:</text:h>
      <text:p text:style-name="P5">pseudo</text:p>
      <text:p text:style-name="P5">Copiar código</text:p>
      <text:p text:style-name="P3"><text:span text:style-name="Source_20_Text"><text:span text:style-name="T1">initialize forks[N] as array of mutexes</text:span></text:span></text:p>
      <text:p text:style-name="P3"><text:span text:style-name="Source_20_Text"><text:span text:style-name="T1">initialize philosophers[N] as array of threads</text:span></text:span></text:p>
      <text:p text:style-name="P6"/>
      <text:p text:style-name="P3"><text:span text:style-name="Source_20_Text"><text:span text:style-name="T1">function philosopher(i):</text:span></text:span></text:p>
      <text:p text:style-name="P3"><text:span text:style-name="Source_20_Text"><text:span text:style-name="T1"><text:s text:c="4"/>while true:</text:span></text:span></text:p>
      <text:p text:style-name="P3"><text:span text:style-name="Source_20_Text"><text:span text:style-name="T1"><text:s text:c="8"/>think()</text:span></text:span></text:p>
      <text:p text:style-name="P3"><text:span text:style-name="Source_20_Text"><text:span text:style-name="T1"><text:s text:c="8"/>pick_up_forks(i)</text:span></text:span></text:p>
      <text:p text:style-name="P3"><text:span text:style-name="Source_20_Text"><text:span text:style-name="T1"><text:s text:c="8"/>eat()</text:span></text:span></text:p>
      <text:p text:style-name="P3"><text:span text:style-name="Source_20_Text"><text:span text:style-name="T1"><text:s text:c="8"/>put_down_forks(i)</text:span></text:span></text:p>
      <text:p text:style-name="P6"/>
      <text:p text:style-name="P3"><text:span text:style-name="Source_20_Text"><text:span text:style-name="T1">function pick_up_forks(i):</text:span></text:span></text:p>
      <text:p text:style-name="P3"><text:span text:style-name="Source_20_Text"><text:span text:style-name="T1"><text:s text:c="4"/>lock forks[i] <text:s text:c="9"/>// Try to lock the left fork</text:span></text:span></text:p>
      <text:p text:style-name="P3"><text:soft-page-break/><text:span text:style-name="Source_20_Text"><text:span text:style-name="T1"><text:s text:c="4"/>lock forks[(i + 1) % N] // Try to lock the right fork</text:span></text:span></text:p>
      <text:p text:style-name="P6"/>
      <text:p text:style-name="P3"><text:span text:style-name="Source_20_Text"><text:span text:style-name="T1">function put_down_forks(i):</text:span></text:span></text:p>
      <text:p text:style-name="P3"><text:span text:style-name="Source_20_Text"><text:span text:style-name="T1"><text:s text:c="4"/>unlock forks[i] <text:s text:c="9"/>// Release the left fork</text:span></text:span></text:p>
      <text:p text:style-name="P3"><text:span text:style-name="Source_20_Text"><text:span text:style-name="T1"><text:s text:c="4"/>unlock forks[(i + 1) % N] // Release the right fork</text:span></text:span></text:p>
      <text:p text:style-name="P6"/>
      <text:p text:style-name="P3"><text:span text:style-name="Source_20_Text"><text:span text:style-name="T1">for i from 0 to N-1:</text:span></text:span></text:p>
      <text:p text:style-name="P3"><text:span text:style-name="Source_20_Text"><text:span text:style-name="T1"><text:s text:c="4"/>start philosopher(i) thread</text:span></text:span></text:p>
      <text:p text:style-name="P6"/>
      <text:p text:style-name="P4"><text:span text:style-name="Source_20_Text"><text:span text:style-name="T1">join philosophers[N] threads // Wait for all philosophers to finish (infinite loop)</text:span></text:span></text:p>
      <text:h text:style-name="P2" text:outline-level="4">6. Evitando Deadlock</text:h>
      <text:list xml:id="list3090978115" text:style-name="L5">
        <text:list-item>
          <text:p text:style-name="P15"><text:span text:style-name="Strong_20_Emphasis"><text:span text:style-name="T1">Alternativas para evitar deadlock:</text:span></text:span></text:p>
          <text:list>
            <text:list-item>
              <text:p text:style-name="P15"><text:span text:style-name="Strong_20_Emphasis"><text:span text:style-name="T1">Regra de Pegar na Mesma Ordem:</text:span></text:span><text:span text:style-name="T1"> Todos os filósofos pegam primeiro o garfo à esquerda e depois o garfo à direita, exceto o último filósofo, que faz o contrário.</text:span></text:p>
            </text:list-item>
            <text:list-item>
              <text:p text:style-name="P14"><text:span text:style-name="Strong_20_Emphasis"><text:span text:style-name="T1">Garfo Disponível:</text:span></text:span><text:span text:style-name="T1"> Tente pegar ambos os garfos ao mesmo tempo usando um mutex de sincronização adicional para controlar isso.</text:span></text:p>
            </text:list-item>
          </text:list>
        </text:list-item>
      </text:list>
      <text:h text:style-name="P1" text:outline-level="3">Considerações Finais</text:h>
      <text:list xml:id="list207786057" text:style-name="L6">
        <text:list-item>
          <text:p text:style-name="P17"><text:span text:style-name="Strong_20_Emphasis"><text:span text:style-name="T1">Lidar com Starvation:</text:span></text:span><text:span text:style-name="T1"> Garanta que todos os filósofos eventualmente possam comer, utilizando uma política justa.</text:span></text:p>
        </text:list-item>
        <text:list-item>
          <text:p text:style-name="P16"><text:span text:style-name="Strong_20_Emphasis"><text:span text:style-name="T1">Teste com diferentes números de filósofos:</text:span></text:span><text:span text:style-name="T1"> Testar o programa com diferentes números de filósofos e garfos para garantir que o algoritmo seja robusto.</text:span></text:p>
        </text:list-item>
      </text:list>
      <text:h text:style-name="P1" text:outline-level="3">Conclusão</text:h>
      <text:p text:style-name="Text_20_body"><text:span text:style-name="T1">Essa é a base para o problema dos filósofos que jantam. Implementar essa lógica em C, utilizando </text:span><text:span text:style-name="Source_20_Text"><text:span text:style-name="T1">pthread</text:span></text:span><text:span text:style-name="T1"> para threads e </text:span><text:span text:style-name="Source_20_Text"><text:span text:style-name="T1">pthread_mutex</text:span></text:span><text:span text:style-name="T1"> para mutexes, ajudará a desenvolver habilidades em programação concorrente e compreensão de problemas clássicos de sincronização.</text:span></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6T20:37:51.426648702</meta:creation-date>
    <meta:print-date>2024-08-16T20:38:54.510569551</meta:print-date>
    <dc:date>2024-08-16T21:01:31.570955311</dc:date>
    <meta:editing-duration>PT13M30S</meta:editing-duration>
    <meta:editing-cycles>1</meta:editing-cycles>
    <meta:document-statistic meta:table-count="0" meta:image-count="0" meta:object-count="0" meta:page-count="3" meta:paragraph-count="64" meta:word-count="668" meta:character-count="4118" meta:non-whitespace-character-count="3470"/>
    <meta:generator>LibreOffice/7.3.7.2$Linux_X86_64 LibreOffice_project/30$Build-2</meta:generator>
  </office:meta>
</office:document-meta>
</file>